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A0000003C0021100B92A1319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1pt" fo:font-style="italic" fo:text-shadow="none" fo:font-weight="bold" officeooo:paragraph-rsid="0191c7a3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color="#ff0000" fo:font-size="10pt" officeooo:paragraph-rsid="019f3726"/>
    </style:style>
    <style:style style:name="P3" style:family="paragraph" style:parent-style-name="Standard">
      <style:text-properties fo:font-size="18pt" fo:font-weight="bold" officeooo:rsid="019e9d53" officeooo:paragraph-rsid="01a2702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1a2702d" officeooo:paragraph-rsid="01a2702d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paragraph-rsid="01a2702d" style:font-weight-asian="bold" style:font-weight-complex="bold"/>
    </style:style>
    <style:style style:name="P6" style:family="paragraph" style:parent-style-name="Standard">
      <style:text-properties fo:font-weight="bold" officeooo:rsid="01a3b645" officeooo:paragraph-rsid="01a90370" style:font-weight-asian="bold" style:font-weight-complex="bold"/>
    </style:style>
    <style:style style:name="P7" style:family="paragraph" style:parent-style-name="Standard">
      <style:text-properties fo:font-weight="normal" officeooo:rsid="01a73b4c" officeooo:paragraph-rsid="01a90370" style:font-weight-asian="normal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fo:font-weight="bold" officeooo:rsid="01a3b645" officeooo:paragraph-rsid="01a73b4c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fo:font-weight="bold" officeooo:rsid="01a3b645" officeooo:paragraph-rsid="01a90370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/>
      <style:text-properties fo:font-weight="bold" officeooo:rsid="01a3b645" officeooo:paragraph-rsid="01c206b7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ac53e1" style:font-weight-asian="normal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a73b4c" style:font-weight-asian="normal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ae2b7f" style:font-weight-asian="normal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a90370" style:font-weight-asian="normal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00462" style:font-weight-asian="normal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1bc8f" style:font-weight-asian="normal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444ed" style:font-weight-asian="normal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62fc1" style:font-weight-asian="normal" style:font-weight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7ed40" style:font-weight-asian="normal" style:font-weight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9e8e3" style:font-weight-asian="normal" style:font-weight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9f426" style:font-weight-asian="normal" style:font-weight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bf3bc" style:font-weight-asian="normal" style:font-weight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c19ce" style:font-weight-asian="normal" style:font-weight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cf1a7" style:font-weight-asian="normal" style:font-weight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e9709" style:font-weight-asian="normal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bf85a3" style:font-weight-asian="normal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c206b7" style:font-weight-asian="normal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fo:font-weight="normal" officeooo:rsid="01a73b4c" officeooo:paragraph-rsid="01c3a9e6" style:font-weight-asian="normal" style:font-weight-complex="normal"/>
    </style:style>
    <style:style style:name="P29" style:family="paragraph">
      <loext:graphic-properties draw:fill-color="#00ff66"/>
      <style:text-properties fo:font-size="12pt"/>
    </style:style>
    <style:style style:name="T1" style:family="text">
      <style:text-properties fo:font-variant="normal" fo:text-transform="none" fo:color="#111111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2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3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a07e32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4" style:family="text">
      <style:text-properties officeooo:rsid="01a3009b"/>
    </style:style>
    <style:style style:name="T5" style:family="text">
      <style:text-properties officeooo:rsid="01aa5e13"/>
    </style:style>
    <style:style style:name="T6" style:family="text">
      <style:text-properties officeooo:rsid="01ac53e1"/>
    </style:style>
    <style:style style:name="T7" style:family="text">
      <style:text-properties officeooo:rsid="01ae2b7f"/>
    </style:style>
    <style:style style:name="T8" style:family="text">
      <style:text-properties officeooo:rsid="01afbc1d"/>
    </style:style>
    <style:style style:name="T9" style:family="text">
      <style:text-properties officeooo:rsid="01b00462"/>
    </style:style>
    <style:style style:name="T10" style:family="text">
      <style:text-properties officeooo:rsid="01b16bd3"/>
    </style:style>
    <style:style style:name="T11" style:family="text">
      <style:text-properties officeooo:rsid="01b1bc8f"/>
    </style:style>
    <style:style style:name="T12" style:family="text">
      <style:text-properties officeooo:rsid="01b26c7e"/>
    </style:style>
    <style:style style:name="T13" style:family="text">
      <style:text-properties officeooo:rsid="01b444ed"/>
    </style:style>
    <style:style style:name="T14" style:family="text">
      <style:text-properties officeooo:rsid="01b62fc1"/>
    </style:style>
    <style:style style:name="T15" style:family="text">
      <style:text-properties officeooo:rsid="01b7ed40"/>
    </style:style>
    <style:style style:name="T16" style:family="text">
      <style:text-properties officeooo:rsid="01b9e8e3"/>
    </style:style>
    <style:style style:name="T17" style:family="text">
      <style:text-properties officeooo:rsid="01b9f426"/>
    </style:style>
    <style:style style:name="T18" style:family="text">
      <style:text-properties officeooo:rsid="01bbf3bc"/>
    </style:style>
    <style:style style:name="T19" style:family="text">
      <style:text-properties officeooo:rsid="01bc19ce"/>
    </style:style>
    <style:style style:name="T20" style:family="text">
      <style:text-properties officeooo:rsid="01bcf1a7"/>
    </style:style>
    <style:style style:name="T21" style:family="text">
      <style:text-properties officeooo:rsid="01be9709"/>
    </style:style>
    <style:style style:name="T22" style:family="text">
      <style:text-properties officeooo:rsid="01bf85a3"/>
    </style:style>
    <style:style style:name="T23" style:family="text">
      <style:text-properties officeooo:rsid="01c206b7"/>
    </style:style>
    <style:style style:name="T24" style:family="text">
      <style:text-properties officeooo:rsid="01c32e7f"/>
    </style:style>
    <style:style style:name="T25" style:family="text">
      <style:text-properties officeooo:rsid="01c3a9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ff66" draw:textarea-horizontal-align="justify" draw:textarea-vertical-align="middle" draw:auto-grow-height="false" fo:min-height="1.369cm" fo:min-width="16.6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3" draw:style-name="gr1" draw:text-style-name="P29" svg:width="16.804cm" svg:height="1.518cm" svg:x="0.018cm" svg:y="0.28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Big Data Projects Installation Document<text:span text:style-name="T4">s</text:span></text:p>
      <text:p text:style-name="P5"/>
      <text:p text:style-name="P5"/>
      <text:p text:style-name="P8"/>
      <text:p text:style-name="P8"><text:span text:style-name="T6">1. </text:span>Hadoop <text:span text:style-name="T5">Prerequisites Installation</text:span> Document : </text:p>
      <text:p text:style-name="P11">(<text:a xlink:type="simple" xlink:href="https://github.com/kalyanhadooptraining/kalyan-bigdata-realtime-projects/blob/master/installation_docs/1.%20hadoop_prerequisites_installations.pdf" text:style-name="Internet_20_link" text:visited-style-name="Visited_20_Internet_20_Link"><text:span text:style-name="T6">https://github.com/kalyanhadooptraining/kalyan-bigdata-realtime-projects/blob/master/installation_docs/1.%20hadoop_prerequisites_installations.pdf</text:span></text:a>)</text:p>
      <text:p text:style-name="P12"/>
      <text:p text:style-name="P9"><text:span text:style-name="T7">2. </text:span>Hadoop-<text:span text:style-name="T7">1.x</text:span> Installation Document : </text:p>
      <text:p text:style-name="P13">(<text:a xlink:type="simple" xlink:href="https://github.com/kalyanhadooptraining/kalyan-bigdata-realtime-projects/blob/master/installation_docs/2.%20hadoop_1.x_installation_steps.pdf" text:style-name="Internet_20_link" text:visited-style-name="Visited_20_Internet_20_Link"><text:span text:style-name="T7">https://github.com/kalyanhadooptraining/kalyan-bigdata-realtime-projects/blob/master/installation_docs/2.%20hadoop_1.x_installation_steps.pdf</text:span></text:a>)</text:p>
      <text:p text:style-name="P13"/>
      <text:p text:style-name="P9"><text:span text:style-name="T8">3. Hadoop-1.x Local Mode Setup </text:span>Document : </text:p>
      <text:p text:style-name="P15">(<text:a xlink:type="simple" xlink:href="https://github.com/kalyanhadooptraining/kalyan-bigdata-realtime-projects/blob/master/installation_docs/3.%20eclipse_operation_for_mr_program.pdf" text:style-name="Internet_20_link" text:visited-style-name="Visited_20_Internet_20_Link"><text:span text:style-name="T9">https://github.com/kalyanhadooptraining/kalyan-bigdata-realtime-projects/blob/master/installation_docs/3.%20eclipse_operation_for_mr_program.pdf</text:span></text:a>)</text:p>
      <text:p text:style-name="P15"/>
      <text:p text:style-name="P9"><text:span text:style-name="T10">4. </text:span>Hadoop-<text:span text:style-name="T11">2.x</text:span> Installation Document : </text:p>
      <text:p text:style-name="P16">(<text:a xlink:type="simple" xlink:href="https://github.com/kalyanhadooptraining/kalyan-bigdata-realtime-projects/blob/master/installation_docs/4.%20hadoop_2.x_installation_steps.pdf" text:style-name="Internet_20_link" text:visited-style-name="Visited_20_Internet_20_Link"><text:span text:style-name="T11">https://github.com/kalyanhadooptraining/kalyan-bigdata-realtime-projects/blob/master/installation_docs/4.%20hadoop_2.x_installation_steps.pdf</text:span></text:a>)</text:p>
      <text:p text:style-name="P16"/>
      <text:p text:style-name="P9"><text:span text:style-name="T12">5. Hive-1.x</text:span> Installation Document : </text:p>
      <text:p text:style-name="P17">(<text:a xlink:type="simple" xlink:href="https://github.com/kalyanhadooptraining/kalyan-bigdata-realtime-projects/blob/master/installation_docs/5.%20hive_1.x_installation_steps.pdf" text:style-name="Internet_20_link" text:visited-style-name="Visited_20_Internet_20_Link"><text:span text:style-name="T13">https://github.com/kalyanhadooptraining/kalyan-bigdata-realtime-projects/blob/master/installation_docs/5.%20hive_1.x_installation_steps.pdf</text:span></text:a>)</text:p>
      <text:p text:style-name="P14"/>
      <text:p text:style-name="P9"><text:span text:style-name="T14">6. Zookeeper-3.x</text:span> Installation Document : </text:p>
      <text:p text:style-name="P18">(<text:a xlink:type="simple" xlink:href="https://github.com/kalyanhadooptraining/kalyan-bigdata-realtime-projects/blob/master/installation_docs/6.%20zookeeper_3.x_installation_steps.pdf" text:style-name="Internet_20_link" text:visited-style-name="Visited_20_Internet_20_Link"><text:span text:style-name="T14">https://github.com/kalyanhadooptraining/kalyan-bigdata-realtime-projects/blob/master/installation_docs/6.%20zookeeper_3.x_installation_steps.pdf</text:span></text:a>)</text:p>
      <text:p text:style-name="P18"/>
      <text:p text:style-name="P9"><text:span text:style-name="T15">7. Hbase-1.x</text:span> Installation Document : </text:p>
      <text:p text:style-name="P19">(<text:a xlink:type="simple" xlink:href="https://github.com/kalyanhadooptraining/kalyan-bigdata-realtime-projects/blob/master/installation_docs/7.%20hbase_1.x_installation_steps.pdf" text:style-name="Internet_20_link" text:visited-style-name="Visited_20_Internet_20_Link"><text:span text:style-name="T15">https://github.com/kalyanhadooptraining/kalyan-bigdata-realtime-projects/blob/master/installation_docs/7.%20hbase_1.x_installation_steps.pdf</text:span></text:a>)</text:p>
      <text:p text:style-name="P19"/>
      <text:p text:style-name="P9"><text:span text:style-name="T15">8. Phoenix-4.x</text:span> Installation Document : </text:p>
      <text:p text:style-name="P19">(<text:a xlink:type="simple" xlink:href="https://github.com/kalyanhadooptraining/kalyan-bigdata-realtime-projects/blob/master/installation_docs/8.%20phoenix_4.x_installation_steps.pdf" text:style-name="Internet_20_link" text:visited-style-name="Visited_20_Internet_20_Link"><text:span text:style-name="T15">https://github.com/kalyanhadooptraining/kalyan-bigdata-realtime-projects/blob/master/installation_docs/8.%20phoenix_4.x_installation_steps.pdf</text:span></text:a>)</text:p>
      <text:p text:style-name="P19"/>
      <text:p text:style-name="P14"><text:soft-page-break/></text:p>
      <text:p text:style-name="P9"><text:span text:style-name="T15">9. Pig-0.x</text:span> Installation Document : </text:p>
      <text:p text:style-name="P19">(<text:a xlink:type="simple" xlink:href="https://github.com/kalyanhadooptraining/kalyan-bigdata-realtime-projects/blob/master/installation_docs/9.%20pig_0.x_installation_steps.pdf" text:style-name="Internet_20_link" text:visited-style-name="Visited_20_Internet_20_Link"><text:span text:style-name="T15">https://github.com/kalyanhadooptraining/kalyan-bigdata-realtime-projects/blob/master/installation_docs/9.%20pig_0.x_installation_steps.pdf</text:span></text:a>)</text:p>
      <text:p text:style-name="P19"/>
      <text:p text:style-name="P9"><text:span text:style-name="T16">10. Sqoop-1.x</text:span> Installation Document : </text:p>
      <text:p text:style-name="P20">(<text:a xlink:type="simple" xlink:href="https://github.com/kalyanhadooptraining/kalyan-bigdata-realtime-projects/blob/master/installation_docs/10.%20sqoop_1.x_installation_steps.pdf" text:style-name="Internet_20_link" text:visited-style-name="Visited_20_Internet_20_Link"><text:span text:style-name="T16">https://github.com/kalyanhadooptraining/kalyan-bigdata-realtime-projects/blob/master/installation_docs/10.%20sqoop_1.x_installation_steps.pdf</text:span></text:a>)</text:p>
      <text:p text:style-name="P20"/>
      <text:p text:style-name="P9"><text:span text:style-name="T16">11. Flume-1.x</text:span> Installation Document : </text:p>
      <text:p text:style-name="P21">(<text:a xlink:type="simple" xlink:href="https://github.com/kalyanhadooptraining/kalyan-bigdata-realtime-projects/blob/master/installation_docs/11.%20flume_1.x_installation_steps.pdf" text:style-name="Internet_20_link" text:visited-style-name="Visited_20_Internet_20_Link"><text:span text:style-name="T17">https://github.com/kalyanhadooptraining/kalyan-bigdata-realtime-projects/blob/master/installation_docs/11.%20flume_1.x_installation_steps.pdf</text:span></text:a>)</text:p>
      <text:p text:style-name="P21"/>
      <text:p text:style-name="P9"><text:span text:style-name="T18">12. Kafka-0.x</text:span> Installation Document : </text:p>
      <text:p text:style-name="P22">(<text:a xlink:type="simple" xlink:href="https://github.com/kalyanhadooptraining/kalyan-bigdata-realtime-projects/blob/master/installation_docs/12.%20kafka_0.x_installation_steps.pdf" text:style-name="Internet_20_link" text:visited-style-name="Visited_20_Internet_20_Link"><text:span text:style-name="T18">https://github.com/kalyanhadooptraining/kalyan-bigdata-realtime-projects/blob/master/installation_docs/12.%20kafka_0.x_installation_steps.pdf</text:span></text:a>)</text:p>
      <text:p text:style-name="P22"/>
      <text:p text:style-name="P9"><text:span text:style-name="T19">13. Storm-0.x</text:span> Installation Document : </text:p>
      <text:p text:style-name="P23">(<text:a xlink:type="simple" xlink:href="https://github.com/kalyanhadooptraining/kalyan-bigdata-realtime-projects/blob/master/installation_docs/13.%20storm_0.x_installation_steps.pdf" text:style-name="Internet_20_link" text:visited-style-name="Visited_20_Internet_20_Link"><text:span text:style-name="T19">https://github.com/kalyanhadooptraining/kalyan-bigdata-realtime-projects/blob/master/installation_docs/13.%20storm_0.x_installation_steps.pdf</text:span></text:a>)</text:p>
      <text:p text:style-name="P23"/>
      <text:p text:style-name="P9"><text:span text:style-name="T20">14. Oozie-4.x </text:span>Installation Document : </text:p>
      <text:p text:style-name="P24">(<text:a xlink:type="simple" xlink:href="https://github.com/kalyanhadooptraining/kalyan-bigdata-realtime-projects/blob/master/installation_docs/14.%20oozie_4.x_installation_steps.pdf" text:style-name="Internet_20_link" text:visited-style-name="Visited_20_Internet_20_Link"><text:span text:style-name="T20">https://github.com/kalyanhadooptraining/kalyan-bigdata-realtime-projects/blob/master/installation_docs/14.%20oozie_4.x_installation_steps.pdf</text:span></text:a>)</text:p>
      <text:p text:style-name="P24"/>
      <text:p text:style-name="P9"><text:span text:style-name="T21">15. Mahout-0.x</text:span> Installation Document : </text:p>
      <text:p text:style-name="P25">(<text:a xlink:type="simple" xlink:href="https://github.com/kalyanhadooptraining/kalyan-bigdata-realtime-projects/blob/master/installation_docs/15.%20mahout_0.x_installation_steps.pdf" text:style-name="Internet_20_link" text:visited-style-name="Visited_20_Internet_20_Link"><text:span text:style-name="T21">https://github.com/kalyanhadooptraining/kalyan-bigdata-realtime-projects/blob/master/installation_docs/15.%20mahout_0.x_installation_steps.pdf</text:span></text:a>)</text:p>
      <text:p text:style-name="P25"/>
      <text:p text:style-name="P9"><text:span text:style-name="T21">16. Scala-2.x </text:span>Installation Document : </text:p>
      <text:p text:style-name="P25">(<text:a xlink:type="simple" xlink:href="https://github.com/kalyanhadooptraining/kalyan-bigdata-realtime-projects/blob/master/installation_docs/16.%20scala_2.x_installation_steps.pdf" text:style-name="Internet_20_link" text:visited-style-name="Visited_20_Internet_20_Link"><text:span text:style-name="T21">https://github.com/kalyanhadooptraining/kalyan-bigdata-realtime-projects/blob/master/installation_docs/16.%20scala_2.x_installation_steps.pdf</text:span></text:a>)</text:p>
      <text:p text:style-name="P25"/>
      <text:p text:style-name="P9"><text:span text:style-name="T22">17. Spark-1.x</text:span> Installation Document : </text:p>
      <text:p text:style-name="P26">(<text:a xlink:type="simple" xlink:href="https://github.com/kalyanhadooptraining/kalyan-bigdata-realtime-projects/blob/master/installation_docs/17.%20spark_1.x_installation_steps.pdf" text:style-name="Internet_20_link" text:visited-style-name="Visited_20_Internet_20_Link"><text:span text:style-name="T22">https://github.com/kalyanhadooptraining/kalyan-bigdata-realtime-projects/blob/master/installation_docs/17.%20spark_1.x_installation_steps.pdf</text:span></text:a>)</text:p>
      <text:p text:style-name="P26"/>
      <text:p text:style-name="P14"><text:soft-page-break/></text:p>
      <text:p text:style-name="P9"><text:span text:style-name="T24">18. Maven-3.x</text:span> Installation Document : </text:p>
      <text:p text:style-name="P27">(<text:a xlink:type="simple" xlink:href="https://github.com/kalyanhadooptraining/kalyan-bigdata-realtime-projects/blob/master/installation_docs/18.%20maven_3.x_installation_steps.pdf" text:style-name="Internet_20_link" text:visited-style-name="Visited_20_Internet_20_Link"><text:span text:style-name="T23">https://github.com/kalyanhadooptraining/kalyan-bigdata-realtime-projects/blob/master/installation_docs/18.%20maven_3.x_installation_steps.pdf</text:span></text:a>)</text:p>
      <text:p text:style-name="P10"/>
      <text:p text:style-name="P9"><text:span text:style-name="T25">19. Sbt-0.x</text:span> Installation Document : </text:p>
      <text:p text:style-name="P28">(<text:a xlink:type="simple" xlink:href="https://github.com/kalyanhadooptraining/kalyan-bigdata-realtime-projects/blob/master/installation_docs/19.%20sbt_0.x_installation_steps.pdf" text:style-name="Internet_20_link" text:visited-style-name="Visited_20_Internet_20_Link"><text:span text:style-name="T25">https://github.com/kalyanhadooptraining/kalyan-bigdata-realtime-projects/blob/master/installation_docs/19.%20sbt_0.x_installation_steps.pdf</text:span></text:a>)</text:p>
      <text:p text:style-name="P2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fo:font-style="italic" fo:text-shadow="none" fo:font-weight="bold" officeooo:paragraph-rsid="0191c7a3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color="#ff0000" fo:font-size="10pt" officeooo:paragraph-rsid="019f3726"/>
    </style:style>
    <style:style style:name="MT1" style:family="text">
      <style:text-properties fo:font-variant="normal" fo:text-transform="none" fo:color="#111111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T2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T3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a07e32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0" text:anchor-type="paragraph" svg:x="0.085cm" svg:y="-0.093cm" svg:width="3.759cm" svg:height="0.903cm" draw:z-index="2"><draw:image xlink:href="Pictures/10000201000000FA0000003C0021100B92A13198.png" xlink:type="simple" xlink:show="embed" xlink:actuate="onLoad"/></draw:frame>Mr.Kalyan, Apache Contributor, Cloudera CCA175 Certified Consultant, </text:p>
        <text:p text:style-name="MP1">6+ years of Big Data exp, IIT Kharagpur, Gold Medalist</text:p>
      </style:header>
      <style:footer>
        <text:p text:style-name="MP2"><text:span text:style-name="MT1">Flat# 204, Annapurna Block, Aditya Enclave, Ameerpet, ORIENIT @ 040 65142345, 9703202345 </text:span><text:a xlink:type="simple" xlink:href="http://www.kalyanhadooptraining.com/" text:style-name="Internet_20_link" text:visited-style-name="Visited_20_Internet_20_Link"><text:span text:style-name="MT2">www.kalyanhadooptraining.com</text:span></text:a><text:span text:style-name="MT1">, </text:span><text:a xlink:type="simple" xlink:href="http://www.bigdatatraininghyderabad.com/" text:style-name="Internet_20_link" text:visited-style-name="Visited_20_Internet_20_Link"><text:span text:style-name="MT3">www.bigdatatraininghyderabad.com</text:span></text:a><text:span text:style-name="MT1">, </text:span><text:a xlink:type="simple" xlink:href="http://www.orienit.com/" text:style-name="Internet_20_link" text:visited-style-name="Visited_20_Internet_20_Link"><text:span text:style-name="MT2">www.orienit.com</text:span></text:a><text:span text:style-name="MT1"> <text:s/>Page </text:span><text:span text:style-name="MT1"><text:page-number style:num-format="1"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6:37:59.005626107</meta:creation-date>
    <meta:generator>LibreOffice/5.0.2.2$Linux_X86_64 LibreOffice_project/00m0$Build-2</meta:generator>
    <dc:date>2016-12-29T15:48:55.836329493</dc:date>
    <meta:editing-duration>PT3H24M25S</meta:editing-duration>
    <meta:editing-cycles>407</meta:editing-cycles>
    <meta:document-statistic meta:table-count="0" meta:image-count="1" meta:object-count="0" meta:page-count="3" meta:paragraph-count="42" meta:word-count="156" meta:character-count="3794" meta:non-whitespace-character-count="3659"/>
  </office:meta>
</office:document-meta>
</file>